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comes <text:span text:style-name="T5">underlined</text:span>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7:52:49.65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" meta:word-count="4" meta:character-count="26"/>
  </office:meta>
</office:document-meta>
</file>